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Berofe you go wdreinnag aubot,</text:p>
      <text:p text:style-name="P1">you need to ucnlamrbse the fwnoilolg porswsad, and</text:p>
      <text:p text:style-name="P1">it is not a relur's emrbcae</text:p>
      <text:p text:style-name="P1">but a dsah for cs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Duncan</meta:initial-creator>
    <meta:creation-date>2014-07-10T08:03:12</meta:creation-date>
    <dc:date>2014-07-10T08:26:32</dc:date>
    <dc:creator>Christian Duncan</dc:creator>
    <meta:editing-duration>PT23M21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4" meta:word-count="24" meta:character-count="127"/>
  </office:meta>
</office:document-meta>
</file>